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sperance">
            <text:p>Esperance</text:p>
          </table:table-cell>
          <table:table-cell office:value-type="string" office:value="radiocarbon">
            <text:p>radiocarbon</text:p>
          </table:table-cell>
          <table:table-cell office:value-type="string" office:value="Wk-11755">
            <text:p>Wk-11755</text:p>
          </table:table-cell>
          <table:table-cell office:value-type="float" office:value="-33.865">
            <text:p>-33.865</text:p>
          </table:table-cell>
          <table:table-cell office:value-type="float" office:value="121.897">
            <text:p>121.897</text:p>
          </table:table-cell>
          <table:table-cell office:value-type="float" office:value="2571.0">
            <text:p>2571.0</text:p>
          </table:table-cell>
          <table:table-cell office:value-type="float" office:value="64.0">
            <text:p>64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Esperance">
            <text:p>Esperance</text:p>
          </table:table-cell>
          <table:table-cell office:value-type="string" office:value="radiocarbon">
            <text:p>radiocarbon</text:p>
          </table:table-cell>
          <table:table-cell office:value-type="string" office:value="Wk-11754">
            <text:p>Wk-11754</text:p>
          </table:table-cell>
          <table:table-cell office:value-type="float" office:value="-33.865">
            <text:p>-33.865</text:p>
          </table:table-cell>
          <table:table-cell office:value-type="float" office:value="121.897">
            <text:p>121.897</text:p>
          </table:table-cell>
          <table:table-cell office:value-type="float" office:value="4281.0">
            <text:p>4281.0</text:p>
          </table:table-cell>
          <table:table-cell office:value-type="float" office:value="60.0">
            <text:p>60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  <table:table-row>
          <table:table-cell office:value-type="string" office:value="Esperance">
            <text:p>Esperance</text:p>
          </table:table-cell>
          <table:table-cell office:value-type="string" office:value="radiocarbon">
            <text:p>radiocarbon</text:p>
          </table:table-cell>
          <table:table-cell office:value-type="string" office:value="Wk-10971_ThB2">
            <text:p>Wk-10971_ThB2</text:p>
          </table:table-cell>
          <table:table-cell office:value-type="float" office:value="-34.0">
            <text:p>-34.0</text:p>
          </table:table-cell>
          <table:table-cell office:value-type="float" office:value="122.2">
            <text:p>122.2</text:p>
          </table:table-cell>
          <table:table-cell office:value-type="float" office:value="2571.0">
            <text:p>2571.0</text:p>
          </table:table-cell>
          <table:table-cell office:value-type="float" office:value="64.0">
            <text:p>64.0</text:p>
          </table:table-cell>
          <table:table-cell office:value-type="string" office:value="Serpulid Tubeworms (Galeolaria caespitosa)">
            <text:p>Serpulid Tubeworms (Galeolaria caespitosa)</text:p>
          </table:table-cell>
          <table:table-cell office:value-type="string" office:value="marine">
            <text:p>marine</text:p>
          </table:table-cell>
          <table:table-cell office:value-type="float" office:value="-83.0">
            <text:p>-83.0</text:p>
          </table:table-cell>
          <table:table-cell office:value-type="float" office:value="27.0">
            <text:p>27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BakerEtal2005,LewisEtal2013">
            <text:p>BakerEtal2005,LewisEtal20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